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8" style:family="graphic" style:parent-style-name="standard">
      <style:graphic-properties svg:stroke-color="#55215b" draw:textarea-vertical-align="middle"/>
    </style:style>
    <style:style style:name="gr19" style:family="graphic" style:parent-style-name="standard">
      <style:graphic-properties svg:stroke-color="#55215b" draw:fill="solid" draw:fill-color="#55215b" draw:textarea-vertical-align="middle" draw:auto-grow-height="false" fo:min-height="0.0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e0c2c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ffffd7"/>
      <style:paragraph-properties fo:text-align="center" style:writing-mode="lr-tb"/>
    </style:style>
    <style:style style:name="P12" style:family="paragraph">
      <loext:graphic-properties draw:fill="solid" draw:fill-color="#55215b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T1" style:family="text">
      <style:text-properties fo:color="#c9211e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5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6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5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6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5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6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6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6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6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6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6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6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6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6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6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6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8" xml:id="id17" draw:id="id17" draw:layer="layout" svg:width="3.222cm" svg:height="2.954cm" svg:x="2.568cm" svg:y="0.821cm">
          <text:p text:style-name="P7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.79cm" svg:y1="2.298cm" svg:x2="13.6cm" svg:y2="2.392cm" draw:start-shape="id17" draw:start-glue-point="10" draw:end-shape="id18" draw:end-glue-point="3" svg:d="M5790 2298l7810 94" svg:viewBox="0 0 7811 95">
          <text:p/>
        </draw:connector>
        <draw:line draw:style-name="gr9" draw:text-style-name="P6" draw:layer="layout" svg:x1="1.168cm" svg:y1="10.434cm" svg:x2="24.638cm" svg:y2="10.414cm">
          <text:p/>
        </draw:line>
        <draw:frame draw:style-name="gr10" draw:text-style-name="P9" draw:layer="layout" svg:width="4.409cm" svg:height="1.673cm" svg:x="18.028cm" svg:y="9.248cm">
          <draw:text-box>
            <text:p>Co-processor</text:p>
          </draw:text-box>
        </draw:frame>
        <draw:frame draw:style-name="gr10" draw:text-style-name="P9" draw:layer="layout" svg:width="4.409cm" svg:height="1.673cm" svg:x="20.329cm" svg:y="10.749cm">
          <draw:text-box>
            <text:p>Brain</text:p>
          </draw:text-box>
        </draw:frame>
        <draw:custom-shape draw:style-name="gr11" draw:text-style-name="P8" xml:id="id23" draw:id="id23" draw:layer="layout" svg:width="3.463cm" svg:height="3.175cm" svg:x="18.872cm" svg:y="3.991cm">
          <text:p text:style-name="P7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svg:x1="2.731cm" svg:y1="14.601cm" svg:x2="5.506cm" svg:y2="11.811cm" draw:start-shape="id19" draw:start-glue-point="4" draw:end-shape="id20" draw:end-glue-point="2" svg:d="M2731 14601v-1382h2775v-1408" svg:viewBox="0 0 2776 2791">
          <text:p/>
        </draw:connector>
        <draw:connector draw:style-name="gr12" draw:text-style-name="P10" draw:layer="layout" svg:x1="8.431cm" svg:y1="14.602cm" svg:x2="5.506cm" svg:y2="11.811cm" draw:start-shape="id21" draw:start-glue-point="4" draw:end-shape="id20" draw:end-glue-point="2" svg:d="M8431 14602v-1383h-2925v-1408" svg:viewBox="0 0 2926 2792">
          <text:p/>
        </draw:connector>
        <draw:line draw:style-name="gr13" draw:text-style-name="P6" draw:layer="layout" svg:x1="4.191cm" svg:y1="4.699cm" svg:x2="19.177cm" svg:y2="4.699cm">
          <text:p/>
        </draw:line>
        <draw:connector draw:style-name="gr8" draw:text-style-name="P6" draw:layer="layout" draw:type="line" svg:x1="15.682cm" svg:y1="2.949cm" svg:x2="15.633cm" svg:y2="10.033cm" draw:start-shape="id18" draw:start-glue-point="2" draw:end-shape="id22" draw:end-glue-point="0" svg:d="M15682 2949l-49 7084" svg:viewBox="0 0 50 7085">
          <text:p/>
        </draw:connector>
        <draw:connector draw:style-name="gr8" draw:text-style-name="P6" draw:layer="layout" draw:type="line" svg:x1="15.601cm" svg:y1="6.164cm" svg:x2="18.866cm" svg:y2="6.162cm" svg:d="M15601 6164l3265-2" svg:viewBox="0 0 3266 3">
          <text:p/>
        </draw:connector>
        <draw:connector draw:style-name="gr14" draw:text-style-name="P6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5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6" draw:layer="layout" svg:x1="24.638cm" svg:y1="18.161cm" svg:x2="24.638cm" svg:y2="1.524cm">
          <text:p/>
        </draw:line>
        <draw:line draw:style-name="gr14" draw:text-style-name="P6" draw:layer="layout" svg:x1="24.384cm" svg:y1="5.615cm" svg:x2="26.797cm" svg:y2="5.615cm">
          <text:p/>
        </draw:line>
        <draw:frame draw:style-name="gr16" draw:text-style-name="P9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5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6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17" draw:text-style-name="P11" xml:id="id26" draw:id="id26" draw:layer="layout" svg:width="3.463cm" svg:height="3.175cm" svg:x="26.763cm" svg:y="4.064cm">
          <text:p text:style-name="P7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svg:x1="15.633cm" svg:y1="11.811cm" svg:x2="14.414cm" svg:y2="15.621cm" draw:start-shape="id22" draw:start-glue-point="2" draw:end-shape="id27" draw:end-glue-point="0" svg:d="M15633 11811v1917h-1219v1893" svg:viewBox="0 0 1220 3811">
          <text:p/>
        </draw:connector>
        <draw:custom-shape draw:style-name="gr19" draw:text-style-name="P12" xml:id="id27" draw:id="id27" draw:layer="layout" svg:width="0.635cm" svg:height="0.889cm" svg:x="14.097cm" svg:y="15.62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" draw:text-style-name="P13" draw:layer="layout" svg:width="0.925cm" svg:height="0.962cm" svg:x="10.632cm" svg:y="14.405cm">
          <draw:text-box>
            <text:p><text:span text:style-name="T1">X</text:span></text:p>
          </draw:text-box>
        </draw:frame>
        <draw:frame draw:style-name="gr20" draw:text-style-name="P13" draw:layer="layout" svg:width="0.925cm" svg:height="0.962cm" svg:x="10.633cm" svg:y="16.705cm">
          <draw:text-box>
            <text:p><text:span text:style-name="T1">X</text:span></text:p>
          </draw:text-box>
        </draw:frame>
        <draw:frame draw:style-name="gr21" draw:text-style-name="P14" xml:id="id28" draw:id="id28" draw:layer="layout" svg:width="4.338cm" svg:height="1.114cm" svg:x="3.401cm" svg:y="7.939cm">
          <draw:text-box>
            <text:p>Observations<text:span text:style-name="T2">t</text:span></text:p>
          </draw:text-box>
        </draw:frame>
        <draw:frame draw:style-name="gr22" draw:text-style-name="P14" draw:layer="layout" svg:width="6.623cm" svg:height="1.143cm" svg:x="7.955cm" svg:y="17.769cm">
          <draw:text-box>
            <text:p>Lesioned connections</text:p>
          </draw:text-box>
        </draw:frame>
        <draw:frame draw:style-name="gr23" draw:text-style-name="P15" xml:id="id22" draw:id="id22" draw:layer="layout" svg:width="3.685cm" svg:height="1.778cm" svg:x="13.791cm" svg:y="10.033cm">
          <draw:text-box>
            <text:p>Stimulation</text:p>
            <text:p text:style-name="P5">model</text:p>
          </draw:text-box>
        </draw:frame>
        <draw:frame draw:style-name="gr21" draw:text-style-name="P14" xml:id="id18" draw:id="id18" draw:layer="layout" svg:width="4.164cm" svg:height="1.114cm" svg:x="13.6cm" svg:y="1.835cm">
          <draw:text-box>
            <text:p>Stim params<text:span text:style-name="T2">t</text:span></text:p>
          </draw:text-box>
        </draw:frame>
        <draw:frame draw:style-name="gr23" draw:text-style-name="P15" xml:id="id20" draw:id="id20" draw:layer="layout" svg:width="4.028cm" svg:height="1.778cm" svg:x="3.492cm" svg:y="10.033cm">
          <draw:text-box>
            <text:p>Observation</text:p>
            <text:p text:style-name="P5">model</text:p>
          </draw:text-box>
        </draw:frame>
        <draw:connector draw:style-name="gr13" draw:text-style-name="P6" draw:layer="layout" svg:x1="5.57cm" svg:y1="7.939cm" svg:x2="4.179cm" svg:y2="3.775cm" draw:start-shape="id28" draw:start-glue-point="0" draw:end-shape="id17" draw:end-glue-point="8" svg:d="M5570 7939v-2081h-1391v-2083" svg:viewBox="0 0 1392 4165">
          <text:p/>
        </draw:connector>
        <draw:connector draw:style-name="gr13" draw:text-style-name="P6" draw:layer="layout" svg:x1="5.506cm" svg:y1="10.033cm" svg:x2="5.57cm" svg:y2="9.053cm" draw:start-shape="id20" draw:start-glue-point="0" draw:end-shape="id28" draw:end-glue-point="2" svg:d="M5506 10033v-503h64v-477" svg:viewBox="0 0 65 9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11-08T16:51:16.475520938</dc:date>
    <meta:editing-duration>PT5H21M9S</meta:editing-duration>
    <meta:editing-cycles>34</meta:editing-cycles>
    <meta:generator>LibreOffice/6.4.7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